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4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fo:font-weight="bold" fo:background-color="#66fff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font-weight="bold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Calibri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font-name="Calibri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style:font-name="Calibri"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libri" fo:font-size="14pt" style:text-underline-style="none" fo:font-weight="bold" fo:background-color="#66fff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libri" fo:font-size="14pt" style:text-underline-style="none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6pt" fo:font-weight="bold" fo:background-color="#ffff00" style:font-size-asian="16pt" style:font-weight-asian="bold" style:font-size-complex="16pt" style:font-weight-complex="bold"/>
    </style:style>
    <style:style style:name="T1" style:family="text">
      <style:text-properties fo:color="#ffff00"/>
    </style:style>
    <style:style style:name="T2" style:family="text">
      <style:text-properties fo:color="#ffff00" style:font-name="Tahoma" style:font-name-asian="Tahoma" style:font-name-complex="Tahoma"/>
    </style:style>
    <style:style style:name="T3" style:family="text">
      <style:text-properties fo:color="#ffff00" style:font-name-asian="Tahoma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66ffff" style:font-weight-asian="bold" style:font-weight-complex="bold"/>
    </style:style>
    <style:style style:name="T6" style:family="text">
      <style:text-properties style:font-name="Tahoma" style:font-name-asian="Tahoma" style:font-name-complex="Tahom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alibri" fo:font-size="14pt" style:font-size-asian="14pt" style:font-size-complex="14pt"/>
    </style:style>
    <style:style style:name="T1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Calibri" fo:font-size="14pt" fo:font-weight="bold" fo:background-color="#66ffff" style:font-size-asian="14pt" style:font-weight-asian="bold" style:font-size-complex="14pt" style:font-weight-complex="bold"/>
    </style:style>
    <style:style style:name="T20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Calibri" fo:font-size="14pt" fo:font-weight="normal" fo:background-color="#66ffff" style:font-size-asian="14pt" style:font-weight-asian="normal" style:font-size-complex="14pt" style:font-weight-complex="normal"/>
    </style:style>
    <style:style style:name="T22" style:family="text">
      <style:text-properties fo:background-color="#66ffff"/>
    </style:style>
    <style:style style:name="T23" style:family="text">
      <style:text-properties style:font-name-asian="Tahoma" style:font-name-complex="Tahoma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esson 5: HTML</text:p>
      <text:p text:style-name="P3"/>
      <text:p text:style-name="P2"><text:span text:style-name="T4">HTML </text:span>Stands for Hyper Text Markup Language </text:p>
      <text:p text:style-name="P2"/>
      <text:p text:style-name="P2"><text:span text:style-name="T5">HTML documents:</text:span><text:span text:style-name="T4"> </text:span>Describe web pages, Contain HTML tags and plain text - <text:span text:style-name="T10">also called web pages</text:span></text:p>
      <text:p text:style-name="P2"/>
      <text:p text:style-name="P10"><text:span text:style-name="T4">Web Browser </text:span>(Chrome, Internet Explorer, Firefox,etc) <text:span text:style-name="T4">reads HTML document and displays it as web page. </text:span></text:p>
      <text:p text:style-name="P8"/>
      <text:p text:style-name="P8"><text:span text:style-name="T22">Why do we learn HTML?</text:span> </text:p>
      <text:p text:style-name="P2">There are excellent editors to create web pages without knowing HTML. Users just layout the page. We learn to read the code of other people's pages,<text:span text:style-name="T14"> in order to deeply test web pages. </text:span></text:p>
      <text:p text:style-name="P2"><text:span text:style-name="T14"/></text:p>
      <text:p text:style-name="P2"><text:span text:style-name="T4">HTML language can serve as a standard to: </text:span>Manipulate with text attributes and preserve the settings.</text:p>
      <text:p text:style-name="P2"/>
      <text:p text:style-name="P2"><text:span text:style-name="T5">HTML is a markup language. </text:span>Markup language is a set of markup tags. <text:s/></text:p>
      <text:p text:style-name="P11">The markup tags in HTML are keywords surrounded by angle brackets like &lt;html&gt;; </text:p>
      <text:p text:style-name="P2"/>
      <text:p text:style-name="P2"><text:span text:style-name="T5">HTML tags normally come in pairs: </text:span></text:p>
      <text:p text:style-name="P2">&lt;tagname&gt; <text:s/>- First tag in a pair is start tag (opening tag);</text:p>
      <text:p text:style-name="P2">&lt;<text:span text:style-name="T4">/</text:span>tagname&gt; - Second tag is end tag (closing tag); </text:p>
      <text:p text:style-name="P2"/>
      <text:p text:style-name="P6">Every HTML layout will have a format </text:p>
      <text:p text:style-name="P12"><text:span text:style-name="T4">Declaration</text:span> – Defines the document type </text:p>
      <text:p text:style-name="P2"><text:span text:style-name="T4">&lt;HTML&gt;...&lt;/HTML&gt; </text:span>- <text:span text:style-name="T4">root</text:span> component to make sure the browser understands this is an HTML file. <text:s/></text:p>
      <text:p text:style-name="P2"><text:span text:style-name="T4">&lt;Head&gt;...&lt;/Head&gt; </text:span>- For office use only. That part will not be visible to the end user </text:p>
      <text:p text:style-name="P2"><text:span text:style-name="T4">&lt;Body&gt;...&lt;/Body&gt;</text:span> - the part in which the end user sees. </text:p>
      <text:p text:style-name="P2"/>
      <text:p text:style-name="P2"/>
      <text:p text:style-name="P5"><text:span text:style-name="T15">HTML Formatting </text:span></text:p>
      <text:p text:style-name="P13">In HTML formatting is achieved only with the use of tags! </text:p>
      <text:p text:style-name="P13"/>
      <text:p text:style-name="P1"><text:span text:style-name="T25">Heading </text:span><text:span text:style-name="T26"><text:s/>-</text:span><text:span text:style-name="T24"> are used to specify size of the font. </text:span><text:span text:style-name="T26">&lt;H1&gt; to &lt;H6&gt; 1 is the biggest one while 6 is the smallest </text:span></text:p>
      <text:p text:style-name="P18"><text:span text:style-name="T4">Paragraph </text:span><text:s/>- &lt;p&gt; </text:p>
      <text:p text:style-name="P18"><text:soft-page-break/><text:span text:style-name="T4">single line break</text:span> &lt;br&gt; this tag does not have a closing tag <text:s/></text:p>
      <text:p text:style-name="P2"><text:span text:style-name="T4">bold text </text:span>&lt;b&gt; <text:tab/><text:tab/><text:tab/></text:p>
      <text:p text:style-name="P2"><text:span text:style-name="T4">italic text</text:span> &lt;i&gt; <text:tab/><text:tab/><text:tab/></text:p>
      <text:p text:style-name="P2"><text:span text:style-name="T4">underlined text</text:span> &lt;u&gt; <text:tab/><text:tab/><text:tab/></text:p>
      <text:p text:style-name="P2"><text:span text:style-name="T4">strikethrough text</text:span> &lt;s&gt; <text:tab/><text:tab/><text:tab/></text:p>
      <text:p text:style-name="P2"><text:span text:style-name="T4">big text </text:span>&lt;big&gt; <text:tab/><text:tab/></text:p>
      <text:p text:style-name="P2"><text:span text:style-name="T4">small text</text:span> &lt;small&gt; <text:tab/><text:tab/></text:p>
      <text:p text:style-name="P2"><text:span text:style-name="T4">strong text </text:span>&lt;strong&gt; <text:tab/><text:tab/></text:p>
      <text:p text:style-name="P2"><text:span text:style-name="T4">subscripted text </text:span>&lt;sub&gt; <text:tab/><text:tab/></text:p>
      <text:p text:style-name="P2"><text:span text:style-name="T4">superscripted text</text:span> &lt;sup&gt; <text:tab/><text:tab/></text:p>
      <text:p text:style-name="P2"><text:span text:style-name="T4">deleted text</text:span> &lt;del&gt; <text:tab/></text:p>
      <text:p text:style-name="P2"/>
      <text:p text:style-name="P6">HTML Attributes</text:p>
      <text:p text:style-name="P2">&lt;font size="3" color="red"&gt;</text:p>
      <text:p text:style-name="P2">These are attributes for the HTML elements. It's additional information to describe an element. It come in pairs, one part is the property name and a value. name="value“.</text:p>
      <text:p text:style-name="P2"/>
      <text:p text:style-name="P14">Examples: </text:p>
      <text:p text:style-name="P9">Size, Color: </text:p>
      <text:p text:style-name="P11">&lt;font size="3" color="red"&gt;Text1&lt;/font&gt;</text:p>
      <text:p text:style-name="P11">&lt;font face="verdana" color="green"&gt;Text2&lt;/font&gt; </text:p>
      <text:p text:style-name="P2"/>
      <text:p text:style-name="P7">Paragraph alignment:</text:p>
      <text:p text:style-name="P11">&lt;p style="text-align: center;"&gt;Center-aligned Text&lt;/p&gt;</text:p>
      <text:p text:style-name="P11">&lt;p style="text-align: left;"&gt;Left-aligned Text&lt;/p&gt; </text:p>
      <text:p text:style-name="P11"/>
      <text:p text:style-name="P11">&lt;p style="font-family:arial; color:red; font-size:20px"&gt; Text3&lt;/p&gt;</text:p>
      <text:p text:style-name="P15"/>
      <text:p text:style-name="P15">HTML list</text:p>
      <text:p text:style-name="P4"/>
      <text:p text:style-name="P6">Ordered List </text:p>
      <text:p text:style-name="P2">starts with the &lt;ol&gt; tag</text:p>
      <text:p text:style-name="P2">List items start with &lt;li&gt;</text:p>
      <text:p text:style-name="P2">List items will be marked with number </text:p>
      <text:p text:style-name="P2">&lt;Html&gt;</text:p>
      <text:p text:style-name="P2"><text:tab/>&lt;ol&gt;</text:p>
      <text:p text:style-name="P2"><text:tab/><text:tab/>&lt;li&gt;coffee&lt;/li&gt;</text:p>
      <text:p text:style-name="P2"><text:tab/><text:tab/>&lt;li&gt;milk&lt;/li&gt;</text:p>
      <text:p text:style-name="P2"><text:tab/>&lt;/ol&gt;</text:p>
      <text:p text:style-name="P6"><text:soft-page-break/>Unordered List </text:p>
      <text:p text:style-name="P2">starts with the &lt;ul&gt; tag</text:p>
      <text:p text:style-name="P2">List items start with &lt;li&gt;</text:p>
      <text:p text:style-name="P2">List items will be marked with bullet points </text:p>
      <text:p text:style-name="P2">&lt;Html&gt;</text:p>
      <text:p text:style-name="P2"><text:tab/>&lt;ul&gt;</text:p>
      <text:p text:style-name="P2"><text:tab/><text:tab/>&lt;li&gt;coffee&lt;/li&gt;</text:p>
      <text:p text:style-name="P2"><text:tab/><text:tab/>&lt;li&gt;milk&lt;/li&gt;</text:p>
      <text:p text:style-name="P2"><text:tab/>&lt;/ul&gt;</text:p>
      <text:p text:style-name="P2"/>
      <text:p text:style-name="P6">Definition list </text:p>
      <text:p text:style-name="P2">Starts with the &lt;dl&gt;</text:p>
      <text:p text:style-name="P2">List items start with &lt;dt&gt; tag and </text:p>
      <text:p text:style-name="P2">sub-items start with &lt;dd&gt; tag</text:p>
      <text:p text:style-name="P2">List items marked with dashes</text:p>
      <text:p text:style-name="P2">&lt;HTML&gt;</text:p>
      <text:p text:style-name="P2"><text:tab/>&lt;HTML&gt;</text:p>
      <text:p text:style-name="P2"><text:tab/>&lt;P&gt;&lt;STRONG&gt;Restaurant Menu:&lt;/STRONG&gt;&lt;/P&gt;</text:p>
      <text:p text:style-name="P2"><text:tab/><text:tab/>&lt;dl&gt;</text:p>
      <text:p text:style-name="P2"><text:s text:c="3"/><text:tab/>&lt;dt&gt;Coffee&lt;/dt&gt;</text:p>
      <text:p text:style-name="P2"><text:s text:c="6"/>&lt;dd&gt;- black hot drink&lt;/dd&gt;</text:p>
      <text:p text:style-name="P2"><text:s text:c="3"/><text:tab/>&lt;dt&gt;Milk&lt;/dt&gt;</text:p>
      <text:p text:style-name="P2"><text:s text:c="6"/>&lt;dd&gt;- white cold drink&lt;/dd&gt;</text:p>
      <text:p text:style-name="P2">&lt;/dl&gt; </text:p>
      <text:p text:style-name="P2">&lt;/HTML&gt;</text:p>
      <text:p text:style-name="P15">HTML Forms</text:p>
      <text:p text:style-name="P18"/>
      <text:p text:style-name="P18">HTML forms are used to collect user info and submit data to the server. </text:p>
      <text:p text:style-name="P2"/>
      <text:p text:style-name="P2">Form tags are &lt;form&gt;….&lt;/form&gt; <text:s/></text:p>
      <text:p text:style-name="P2"/>
      <text:p text:style-name="P2">It is Supported in all major browsers and is used to create an HTML form for user input;</text:p>
      <text:p text:style-name="P2">It should contain one or more form elements:</text:p>
      <text:p text:style-name="P2">&lt;input&gt; <text:s/>(Text Field; Checkbox; Radio-button, Submit button, etc.)</text:p>
      <text:p text:style-name="P2">&lt;textarea&gt;</text:p>
      <text:p text:style-name="P2">&lt;select&gt;</text:p>
      <text:p text:style-name="P2">&lt;button&gt;</text:p>
      <text:p text:style-name="P2">&lt;option&gt;</text:p>
      <text:p text:style-name="P2"/>
      <text:p text:style-name="P6"><text:soft-page-break/>The Input Element </text:p>
      <text:p text:style-name="P2">Single tag option for collecting information.<text:tab/></text:p>
      <text:p text:style-name="P2">&lt;input&gt;….&lt;/input&gt;</text:p>
      <text:p text:style-name="P14"/>
      <text:p text:style-name="P14">Types of Input Elements</text:p>
      <text:p text:style-name="P14"/>
      <text:p text:style-name="P12"><text:span text:style-name="T11">1.</text:span><text:span text:style-name="T10">One-line input </text:span><text:span text:style-name="T11">allows to enter text: <text:s/></text:span><text:span text:style-name="T10">&lt;input type="text"/&gt;</text:span></text:p>
      <text:p text:style-name="P12"><text:span text:style-name="T10"/></text:p>
      <text:p text:style-name="P17"><text:span text:style-name="T7">2.</text:span><text:span text:style-name="T8">Password field </text:span><text:span text:style-name="T7">allows to enter password: </text:span><text:span text:style-name="T8">&lt;input type="password"/&gt;</text:span></text:p>
      <text:p text:style-name="P19"><text:span text:style-name="T9"/></text:p>
      <text:p text:style-name="P19"><text:span text:style-name="T9">3.</text:span><text:span text:style-name="T8">Radio button </text:span><text:span text:style-name="T9">allows to select only one answer from limited number of choices:</text:span><text:span text:style-name="T4"> </text:span><text:span text:style-name="T8">&lt;input type="radio"/&gt; </text:span></text:p>
      <text:p text:style-name="P19"/>
      <text:p text:style-name="P19">4.<text:span text:style-name="T8">Checkbox </text:span><text:span text:style-name="T9">allows to select 0 or more choices from limited number of choices</text:span><text:span text:style-name="T12">:</text:span> <text:span text:style-name="T8">&lt;input type="checkbox" /&gt;</text:span></text:p>
      <text:p text:style-name="P14"/>
      <text:p text:style-name="P14">Common Input Attributes:</text:p>
      <text:p text:style-name="P12">NAME<text:tab/><text:tab/></text:p>
      <text:p text:style-name="P12">TYPE<text:tab/></text:p>
      <text:p text:style-name="P12">TEXT</text:p>
      <text:p text:style-name="P12">PASSWORD</text:p>
      <text:p text:style-name="P12">CHECKBOX</text:p>
      <text:p text:style-name="P12">RADIO</text:p>
      <text:p text:style-name="P12">RESET</text:p>
      <text:p text:style-name="P12">SUBMIT </text:p>
      <text:p text:style-name="P12">SIZE</text:p>
      <text:p text:style-name="P12">MAXLENGTH</text:p>
      <text:p text:style-name="P12">VALUE</text:p>
      <text:p text:style-name="P12">CHECKED</text:p>
      <text:p text:style-name="P2"/>
      <text:p text:style-name="P6">Text Area Element </text:p>
      <text:p text:style-name="P2">Multi-line text input allows to enter an unlimited text:</text:p>
      <text:p text:style-name="P2">&lt;textarea&gt;….&lt;/textarea&gt;</text:p>
      <text:p text:style-name="P2"/>
      <text:p text:style-name="P14">Common text area attributes: </text:p>
      <text:p text:style-name="P2"><text:span text:style-name="T4">Rows </text:span>= Number of lines in a text area -<text:span text:style-name="T4"> Required; <text:s/></text:span></text:p>
      <text:p text:style-name="P2"><text:span text:style-name="T4">Cols </text:span>= Width of a text area –<text:span text:style-name="T4"> Required; </text:span></text:p>
      <text:p text:style-name="P2"><text:span text:style-name="T4">Disabled</text:span> = Disables text area</text:p>
      <text:p text:style-name="P2"><text:span text:style-name="T4">Name<text:tab/> </text:span>= Names a text area </text:p>
      <text:p text:style-name="P2"><text:soft-page-break/><text:span text:style-name="T4">Readonly</text:span> = text area should be read-only </text:p>
      <text:p text:style-name="P2"/>
      <text:p text:style-name="P2"><text:tab/> &lt;textarea rows="3" cols="25"&gt;….&lt;/textarea&gt;</text:p>
      <text:p text:style-name="P2"/>
      <text:p text:style-name="P6">Select Element</text:p>
      <text:p text:style-name="P2"><text:span text:style-name="T4">&lt;select&gt; </text:span>tag is used to create a drop-down list.</text:p>
      <text:p text:style-name="P2"><text:span text:style-name="T4">&lt;option&gt; </text:span>tags inside the &lt;select&gt; element define </text:p>
      <text:p text:style-name="P2"/>
      <text:p text:style-name="P4">Available options in the list.</text:p>
      <text:p text:style-name="P2">&lt;select name="Colors"&gt; <text:tab/></text:p>
      <text:p text:style-name="P2"><text:tab/>&lt;option value="yellow"&gt;Yellow&lt;/option&gt; <text:tab/></text:p>
      <text:p text:style-name="P2"><text:tab/>&lt;option value="blue"&gt;Blue&lt;/option&gt;<text:tab/>&lt;</text:p>
      <text:p text:style-name="P2"><text:tab/>&lt;option value="black"&gt;Black&lt;/option&gt;&lt;/select&gt; </text:p>
      <text:p text:style-name="P2"/>
      <text:p text:style-name="P4">Common select attributes: </text:p>
      <text:p text:style-name="P2">Multiple<text:tab/>allow to use multiple options at once</text:p>
      <text:p text:style-name="P2">Size<text:tab/><text:tab/>defines number of visible lines</text:p>
      <text:p text:style-name="P2">Disabled <text:tab/>Disables drop down list</text:p>
      <text:p text:style-name="P2">Name<text:tab/><text:tab/>Names a drop down list </text:p>
      <text:p text:style-name="P2"/>
      <text:p text:style-name="P15">HTML links</text:p>
      <text:p text:style-name="P2"/>
      <text:p text:style-name="P2"><text:span text:style-name="T5">HTML anchor element</text:span> is used to create a link to a resource (another web page, a file, etc.) or to a specific place within a web page <text:span text:style-name="T4">&lt;a&gt; - anchor tag</text:span></text:p>
      <text:p text:style-name="P2"/>
      <text:p text:style-name="P2">&lt;a&gt; tag is used to create a link to another document, by using the <text:span text:style-name="T4">href </text:span>attribute.</text:p>
      <text:p text:style-name="P2"><text:span text:style-name="T4">&lt;a href="url"&gt;LinkTest&lt;/a&gt; </text:span><text:span text:style-name="T13">Href attribute specifies the destination of a link (url).</text:span></text:p>
      <text:p text:style-name="P2"/>
      <text:p text:style-name="P16">Link Attributes:</text:p>
      <text:p text:style-name="P4">Regular Link Definition: </text:p>
      <text:p text:style-name="P2">&lt;a href="http://www.yahoo.com"&gt;Regular Link&lt;/a&gt;</text:p>
      <text:p text:style-name="P2"/>
      <text:p text:style-name="P4">Opening new window:</text:p>
      <text:p text:style-name="P2">&lt;a href="http://www.yahoo.com" target = "_blank"&gt;New window&lt;/a&gt;</text:p>
      <text:p text:style-name="P2"/>
      <text:p text:style-name="P4">Non-underlined links:</text:p>
      <text:p text:style-name="P2">&lt;a href="http://www.yahoo.com" style="text-decoration:none"&gt;non-underlined link!&lt;/a&gt;</text:p>
      <text:p text:style-name="P2"/>
      <text:p text:style-name="Standard"><text:soft-page-break/></text:p>
      <text:p text:style-name="P6">More Tags</text:p>
      <text:p text:style-name="P2"><text:span text:style-name="T4">&lt;address&gt;</text:span><text:tab/>Reserved for address style;</text:p>
      <text:p text:style-name="P2"><text:span text:style-name="T4"/></text:p>
      <text:p text:style-name="P2"><text:span text:style-name="T4">&lt;hr&gt; </text:span><text:tab/>Stands for horizontal line;</text:p>
      <text:p text:style-name="P4">&lt;hr&gt; Attributes: </text:p>
      <text:p text:style-name="P2"><text:span text:style-name="T8">Align</text:span> <text:tab/>- Specify alignment (right, center, left)</text:p>
      <text:p text:style-name="P2"><text:span text:style-name="T8">Size</text:span>- Specify size.</text:p>
      <text:p text:style-name="P2"><text:span text:style-name="T8">Width</text:span>- Specify width (% of page or pixels (fixed size).</text:p>
      <text:p text:style-name="P2"><text:span text:style-name="T8">Noshade</text:span> - Show horizontal line without shading.</text:p>
      <text:p text:style-name="P2"/>
      <text:p text:style-name="P4">Example: </text:p>
      <text:p text:style-name="P2"><text:s/>&lt;hr&gt;</text:p>
      <text:p text:style-name="P2"><text:s/>&lt;hr align="center" size="4" width=“400" noshade="noshade"&gt;</text:p>
      <text:p text:style-name="P2"><text:s/>&lt;address&gt;Charlie Brown&lt;br&gt;</text:p>
      <text:p text:style-name="P2"><text:s text:c="3"/><text:tab/> <text:s text:c="9"/>1234 Test street, Testopulos, CA, 95555</text:p>
      <text:p text:style-name="P2"><text:s/>&lt;/address&gt;</text:p>
      <text:p text:style-name="P2"/>
      <text:p text:style-name="P3"><text:span text:style-name="T16">HTML Tables</text:span></text:p>
      <text:p text:style-name="P2"/>
      <text:p text:style-name="P2">Tables can contain text, links, images, lists, forms, other tables, etc. </text:p>
      <text:p text:style-name="P2"/>
      <text:p text:style-name="P2"><text:span text:style-name="T5">HTML table</text:span><text:span text:style-name="T4"> can be created using tags </text:span>&lt;table&gt;…&lt;/table&gt;</text:p>
      <text:p text:style-name="P2"><text:span text:style-name="T4"/></text:p>
      <text:p text:style-name="P2"><text:span text:style-name="T5">Table rows</text:span><text:span text:style-name="T4"> are specified using tags</text:span>: &lt;tr&gt;…&lt;/tr&gt; <text:s text:c="4"/></text:p>
      <text:p text:style-name="P2"><text:tab/></text:p>
      <text:p text:style-name="P2"><text:span text:style-name="T5">Row contains data</text:span><text:span text:style-name="T4">, specified with tags: <text:s/></text:span>&lt;td&gt;…&lt;/td&gt; </text:p>
      <text:p text:style-name="P2"/>
      <text:p text:style-name="P4">Example (Only for first row) </text:p>
      <text:p text:style-name="P2"><text:s/>&lt;table border = "1"&gt;</text:p>
      <text:p text:style-name="P2"><text:s text:c="12"/>&lt;tr&gt;</text:p>
      <text:p text:style-name="P2"><text:s text:c="16"/>&lt;td style="width: 100px”&gt;Build date&lt;/td&gt;</text:p>
      <text:p text:style-name="P2"><text:s text:c="16"/>&lt;td style="width: 100px”&gt;Build version&lt;/td&gt;</text:p>
      <text:p text:style-name="P2"><text:s text:c="16"/>&lt;td style="width: 100px”&gt;Build requestor&lt;/td&gt;</text:p>
      <text:p text:style-name="P2"><text:s text:c="16"/>&lt;td style="width: 150px”&gt;Build Tester&lt;/td&gt;</text:p>
      <text:p text:style-name="P2"><text:s text:c="16"/>&lt;td style="width: 200px”&gt;Product&lt;/td&gt;</text:p>
      <text:p text:style-name="P2"><text:s text:c="12"/>&lt;/tr&gt;</text:p>
      <text:p text:style-name="P2">&lt;/table&gt;</text:p>
      <text:p text:style-name="P2"/>
      <text:p text:style-name="P2"><text:soft-page-break/></text:p>
      <text:p text:style-name="P6">Table Header</text:p>
      <text:p text:style-name="P2">Header table information specified with tag:</text:p>
      <text:p text:style-name="P2">&lt;th&gt;…&lt;/th&gt; </text:p>
      <text:p text:style-name="P2">All major browsers display headers as bold and centered</text:p>
      <text:p text:style-name="P2"/>
      <text:p text:style-name="P2"><text:span text:style-name="T4">Example: </text:span></text:p>
      <text:p text:style-name="P2">&lt;HTML&gt;</text:p>
      <text:p text:style-name="P2"><text:tab/>&lt;table&gt;</text:p>
      <text:p text:style-name="P2"><text:s text:c="3"/>&lt;tr&gt;</text:p>
      <text:p text:style-name="P2"><text:s text:c="5"/><text:tab/>&lt;th&gt;Gender&lt;/th&gt;</text:p>
      <text:p text:style-name="P2"><text:s text:c="5"/><text:tab/>&lt;th&gt;Name&lt;/th&gt;</text:p>
      <text:p text:style-name="P2"><text:s text:c="3"/>&lt;/tr&gt;</text:p>
      <text:p text:style-name="P2"><text:tab/> <text:s text:c="2"/>&lt;tr&gt;</text:p>
      <text:p text:style-name="P2"><text:s text:c="5"/><text:tab/>&lt;td&gt;F&lt;/td&gt;</text:p>
      <text:p text:style-name="P2"><text:s text:c="5"/><text:tab/>&lt;td&gt;Anna&lt;/td&gt;</text:p>
      <text:p text:style-name="P2"><text:s text:c="7"/>&lt;/tr&gt;</text:p>
      <text:p text:style-name="P2"><text:tab/>&lt;/table&gt; </text:p>
      <text:p text:style-name="P2">&lt;/HTML&gt;</text:p>
      <text:p text:style-name="P2"/>
      <text:p text:style-name="Standard">Table caption (header) specified with tag: </text:p>
      <text:p text:style-name="Standard"><text:tab/> <text:s/>&lt;caption&gt;…&lt;/caption&gt;</text:p>
      <text:p text:style-name="Standard"><text:tab/> Table caption is centered above a table by default</text:p>
      <text:p text:style-name="Standard"/>
      <text:p text:style-name="Standard">&lt;caption&gt; rules: </text:p>
      <text:p text:style-name="Standard">It must be inserted after &lt;table&gt; tag;</text:p>
      <text:p text:style-name="Standard">Only one caption per table. </text:p>
      <text:p text:style-name="Standard"/>
      <text:p text:style-name="P6">Table Caption</text:p>
      <text:p text:style-name="P2"/>
      <text:p text:style-name="P2"><text:span text:style-name="T4">Table caption (header) specified with tag: </text:span><text:s/><text:span text:style-name="T12">&lt;caption&gt;…&lt;/caption&gt;</text:span></text:p>
      <text:p text:style-name="P2">Table caption is centered above a table by default</text:p>
      <text:p text:style-name="P14"/>
      <text:p text:style-name="P8">It must be inserted after &lt;table&gt; tag and Only one caption per table. </text:p>
      <text:p text:style-name="P2"/>
      <text:p text:style-name="P4">Example: </text:p>
      <text:p text:style-name="P2">&lt;table&gt;</text:p>
      <text:p text:style-name="P2"><text:tab/>&lt;caption&gt; Kids List &lt;/caption&gt; <text:s text:c="2"/></text:p>
      <text:p text:style-name="P2"><text:tab/><text:tab/>&lt;tr&gt; <text:s text:c="4"/><text:tab/></text:p>
      <text:p text:style-name="P2"><text:tab/><text:tab/><text:tab/>&lt;th&gt;Gender&lt;/th&gt; <text:s text:c="4"/><text:tab/></text:p>
      <text:p text:style-name="P2"><text:tab/><text:tab/><text:tab/>&lt;th&gt;Name&lt;/th&gt; <text:s text:c="2"/>&lt;/tr&gt;…..</text:p>
      <text:p text:style-name="P6"><text:soft-page-break/>Table border and spacing </text:p>
      <text:p text:style-name="P2"/>
      <text:p text:style-name="P4">Border attribute displays table with borders:</text:p>
      <text:p text:style-name="P2">&lt;table border="1”&gt; <text:s/>*** border thickness is 1 pixel;</text:p>
      <text:p text:style-name="P2">&lt;table border=“0”&gt; <text:s/>*** to hide border; </text:p>
      <text:p text:style-name="P2"/>
      <text:p text:style-name="P4">Cellspacing attribute displays table with cell spacing:</text:p>
      <text:p text:style-name="P2">&lt;table border="1” cellspacing=“5”&gt; *** cell spaces is 1 pixel;</text:p>
      <text:p text:style-name="P2">&lt;table border="1” cellspacing=“0”&gt; *** to hide cell spaces; </text:p>
      <text:p text:style-name="P2"/>
      <text:p text:style-name="P4">There are many more table tabs and attributes for you to research!</text:p>
      <text:p text:style-name="P4"/>
      <text:p text:style-name="P15">HTML Images</text:p>
      <text:p text:style-name="P15"/>
      <text:p text:style-name="P2"><text:span text:style-name="T5">HTML image </text:span><text:span text:style-name="T12">can be created using tag</text:span><text:span text:style-name="T4"> <text:s/>&lt;img&gt;…</text:span></text:p>
      <text:p text:style-name="Standard"><text:span text:style-name="T17">&lt;img&gt; tag is empty – It contains attributes only;</text:span></text:p>
      <text:p text:style-name="Standard"><text:span text:style-name="T17">&lt;img&gt; has no closing tag.</text:span></text:p>
      <text:p text:style-name="Standard"><text:span text:style-name="T17"/></text:p>
      <text:p text:style-name="Standard"><text:span text:style-name="T18">In order to insert an image we need to add an a URL of the image. </text:span><text:span text:style-name="T19">We refer to this attribute as SRC </text:span><text:span text:style-name="T21">&lt;img src="url"&gt;</text:span></text:p>
      <text:p text:style-name="P2"/>
      <text:p text:style-name="P4">Example:</text:p>
      <text:p text:style-name="Standard"><text:span text:style-name="T17">&lt;img src=“http://www.codeproject.com/src="/images/Independence/codeproject225x90.gif”&gt;</text:span></text:p>
      <text:p text:style-name="Standard"><text:span text:style-name="T19"/></text:p>
      <text:p text:style-name="P6">ALT attribute: </text:p>
      <text:p text:style-name="P2">While images are loading slowly (large or too many per page), we see an empty rectangular; Instead, <text:span text:style-name="T4">we want to show an alternative text.</text:span></text:p>
      <text:p text:style-name="P2">&lt;img src="url" alt="some_text"/&gt; </text:p>
      <text:p text:style-name="P2"/>
      <text:p text:style-name="P4">Example:</text:p>
      <text:p text:style-name="P2">&lt;img src=“http://www.codeproject.com/src="/images/Independence/codeproject225x90.gif” alt=“Picture is Loading…" &gt;</text:p>
      <text:p text:style-name="Standard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itle123456789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  <style:tab-stop style:position="10.4008in"/>
        </style:tab-stops>
      </style:paragraph-properties>
      <style:text-properties fo:color="#ffffff" style:text-outline="false" style:text-line-through-style="none" style:font-name="Mangal" fo:font-size="28pt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top="0.0835in" fo:margin-bottom="0in">
        <style:tab-stops>
          <style:tab-stop style:position="0.05in"/>
          <style:tab-stop style:position="1.05in"/>
          <style:tab-stop style:position="2.05in"/>
          <style:tab-stop style:position="3.05in"/>
          <style:tab-stop style:position="4.05in"/>
          <style:tab-stop style:position="5.05in"/>
          <style:tab-stop style:position="6.05in"/>
          <style:tab-stop style:position="7.05in"/>
          <style:tab-stop style:position="8.05in"/>
          <style:tab-stop style:position="9.05in"/>
          <style:tab-stop style:position="10.05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top="0.0764in" fo:margin-bottom="0in">
        <style:tab-stops>
          <style:tab-stop style:position="0.7602in"/>
          <style:tab-stop style:position="1.7602in"/>
          <style:tab-stop style:position="2.7602in"/>
          <style:tab-stop style:position="3.7602in"/>
          <style:tab-stop style:position="4.7602in"/>
          <style:tab-stop style:position="5.7602in"/>
          <style:tab-stop style:position="6.7602in"/>
          <style:tab-stop style:position="7.7602in"/>
          <style:tab-stop style:position="8.7602in"/>
          <style:tab-stop style:position="9.7602in"/>
        </style:tab-stops>
      </style:paragraph-properties>
      <style:text-properties fo:font-size="22pt" style:font-size-asian="22pt" style:font-size-complex="22pt"/>
    </style:style>
    <style:style style:name="Title3_7e_LT_7e_Gliederung_20_4" style:display-name="Title3~LT~Gliederung 4" style:family="paragraph" style:parent-style-name="Title3_7e_LT_7e_Gliederung_20_3">
      <style:paragraph-properties fo:margin-top="0.0693in" fo:margin-bottom="0in">
        <style:tab-stops>
          <style:tab-stop style:position="0.5201in"/>
          <style:tab-stop style:position="1.5201in"/>
          <style:tab-stop style:position="2.5201in"/>
          <style:tab-stop style:position="3.5201in"/>
          <style:tab-stop style:position="4.5201in"/>
          <style:tab-stop style:position="5.5201in"/>
          <style:tab-stop style:position="6.5201in"/>
          <style:tab-stop style:position="7.5201in"/>
          <style:tab-stop style:position="8.5201in"/>
          <style:tab-stop style:position="9.5201in"/>
        </style:tab-stops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>
        <style:tab-stops>
          <style:tab-stop style:position="0.3102in"/>
          <style:tab-stop style:position="1.3102in"/>
          <style:tab-stop style:position="2.3102in"/>
          <style:tab-stop style:position="3.3102in"/>
          <style:tab-stop style:position="4.3102in"/>
          <style:tab-stop style:position="5.3102in"/>
          <style:tab-stop style:position="6.3102in"/>
          <style:tab-stop style:position="7.3102in"/>
          <style:tab-stop style:position="8.3102in"/>
          <style:tab-stop style:position="9.3102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41pt" fo:font-style="normal" fo:text-shadow="none" style:text-underline-style="none" fo:font-weight="bold" style:letter-kerning="true" style:font-name-asian="Mangal" style:font-size-asian="41pt" style:font-style-asian="normal" style:font-weight-asian="bold" style:font-name-complex="Mangal" style:font-size-complex="41pt" style:font-style-complex="normal" style:font-weight-complex="bold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.1492in" fo:margin-right="0in" fo:margin-top="0.096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8508in"/>
          <style:tab-stop style:position="1.8508in"/>
          <style:tab-stop style:position="2.8508in"/>
          <style:tab-stop style:position="3.8508in"/>
          <style:tab-stop style:position="4.8508in"/>
          <style:tab-stop style:position="5.8508in"/>
          <style:tab-stop style:position="6.8508in"/>
          <style:tab-stop style:position="7.8508in"/>
          <style:tab-stop style:position="8.8508in"/>
          <style:tab-stop style:position="9.8508in"/>
          <style:tab-stop style:position="10.8508in"/>
        </style:tab-stops>
      </style:paragraph-properties>
      <style:text-properties fo:color="#ffffff" style:text-outline="false" style:text-line-through-style="none" style:font-name="Mangal" fo:font-size="28pt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WW-Title12345678910111213141516171819202122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cc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3T10:18:42.20</meta:creation-date>
    <dc:date>2016-08-13T15:00:09.28</dc:date>
    <meta:editing-duration>PT21M55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8" meta:paragraph-count="225" meta:word-count="1139" meta:character-count="7948"/>
  </office:meta>
</office:document-meta>
</file>